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/>
    </style:style>
    <style:style style:name="gr2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17cm" svg:stroke-color="#231f20" draw:fill="solid" draw:fill-color="#d3d2d2" fo:padding-top="0.008cm" fo:padding-bottom="0.008cm" fo:padding-left="0.008cm" fo:padding-right="0.008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97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style:font-family-complex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269cm" svg:height="0cm" svg:x="5.721cm" svg:y="12.444cm" svg:viewBox="0 0 10270 0" draw:points="0,0 10270,0">
          <text:p/>
        </draw:polygon>
        <draw:line draw:style-name="gr2" draw:text-style-name="P1" draw:layer="layout" svg:x1="5.721cm" svg:y1="12.444cm" svg:x2="15.991cm" svg:y2="12.444cm">
          <text:p/>
        </draw:line>
        <draw:polygon draw:style-name="gr1" draw:text-style-name="P1" draw:layer="layout" svg:width="0.289cm" svg:height="0.143cm" svg:x="15.907cm" svg:y="12.372cm" svg:viewBox="0 0 290 144" draw:points="290,72 0,144 68,72 0,0">
          <text:p/>
        </draw:polygon>
        <draw:line draw:style-name="gr3" draw:text-style-name="P1" draw:layer="layout" svg:x1="5.721cm" svg:y1="12.444cm" svg:x2="15.991cm" svg:y2="12.444cm">
          <text:p/>
        </draw:line>
        <draw:polygon draw:style-name="gr1" draw:text-style-name="P1" draw:layer="layout" svg:width="0.145cm" svg:height="0.071cm" svg:x="15.948cm" svg:y="12.408cm" svg:viewBox="0 0 146 72" draw:points="146,36 0,72 35,36 0,0">
          <text:p/>
        </draw:polygon>
        <draw:polygon draw:style-name="gr4" draw:text-style-name="P1" draw:layer="layout" svg:width="0.789cm" svg:height="0.317cm" svg:x="6.759cm" svg:y="12.611cm" svg:viewBox="0 0 790 318" draw:points="0,318 790,318 790,0 0,0">
          <text:p/>
        </draw:polygon>
        <draw:polygon draw:style-name="gr4" draw:text-style-name="P1" draw:layer="layout" svg:width="0.527cm" svg:height="0.317cm" svg:x="8.339cm" svg:y="12.611cm" svg:viewBox="0 0 528 318" draw:points="0,318 528,318 528,0 0,0">
          <text:p/>
        </draw:polygon>
        <draw:polygon draw:style-name="gr4" draw:text-style-name="P1" draw:layer="layout" svg:width="0.261cm" svg:height="0.317cm" svg:x="9.92cm" svg:y="12.611cm" svg:viewBox="0 0 262 318" draw:points="0,318 262,318 262,0 0,0">
          <text:p/>
        </draw:polygon>
        <draw:polygon draw:style-name="gr4" draw:text-style-name="P1" draw:layer="layout" svg:width="1.052cm" svg:height="0.317cm" svg:x="11.235cm" svg:y="12.611cm" svg:viewBox="0 0 1053 318" draw:points="0,318 1053,318 1053,0 0,0">
          <text:p/>
        </draw:polygon>
        <draw:polygon draw:style-name="gr4" draw:text-style-name="P1" draw:layer="layout" svg:width="0.525cm" svg:height="0.317cm" svg:x="13.869cm" svg:y="12.611cm" svg:viewBox="0 0 526 318" draw:points="0,318 526,318 526,0 0,0">
          <text:p/>
        </draw:polygon>
        <draw:polygon draw:style-name="gr4" draw:text-style-name="P1" draw:layer="layout" svg:width="0.525cm" svg:height="0.317cm" svg:x="15.187cm" svg:y="12.611cm" svg:viewBox="0 0 526 318" draw:points="0,318 526,318 526,0 0,0">
          <text:p/>
        </draw:polygon>
        <draw:polygon draw:style-name="gr3" draw:text-style-name="P1" draw:layer="layout" svg:width="10.533cm" svg:height="0.317cm" svg:x="5.706cm" svg:y="12.611cm" svg:viewBox="0 0 10534 318" draw:points="0,318 10534,318 10534,0 0,0">
          <text:p/>
        </draw:polygon>
        <draw:frame draw:style-name="gr5" draw:text-style-name="P2" draw:layer="layout" svg:width="1.197cm" svg:height="0.42cm" svg:x="14.938cm" svg:y="12.102cm">
          <draw:text-box>
            <text:p text:style-name="P2"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3T18:41:30</meta:creation-date>
    <dc:date>2015-03-23T18:42:18</dc:date>
    <dc:creator>mimis </dc:creator>
    <meta:editing-duration>P0D</meta:editing-duration>
    <meta:editing-cycles>1</meta:editing-cycles>
    <meta:document-statistic meta:object-count="13"/>
    <meta:generator>LibreOffice/4.0.2.2$Linux_X86_64 LibreOffice_project/400m0$Build-2</meta:generator>
  </office:meta>
</office:document-meta>
</file>